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2pt" fo:language="en" fo:country="US" style:font-size-asian="12pt" style:font-size-complex="12pt"/>
    </style:style>
    <style:style style:name="P2" style:family="paragraph" style:parent-style-name="Text_20_body">
      <style:text-properties style:font-name="Arial" fo:font-size="12pt" fo:language="en" fo:country="US" officeooo:rsid="0008c007" officeooo:paragraph-rsid="0008c007" style:font-size-asian="12pt" style:font-size-complex="12pt"/>
    </style:style>
    <style:style style:name="P3"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 fo:font-size="12pt" fo:letter-spacing="normal" fo:language="en" fo:country="US" fo:font-style="normal" style:text-underline-style="none" fo:font-weight="normal" style:text-blinking="false" fo:background-color="transparent" style:font-size-asian="12pt" style:font-size-complex="12pt"/>
    </style:style>
    <style:style style:name="P4"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 fo:font-size="12pt" fo:letter-spacing="normal" fo:language="en" fo:country="US" fo:font-style="normal" style:text-underline-style="none" fo:font-weight="normal" style:text-blinking="false" fo:background-color="transparent" style:font-size-asian="12pt" style:font-size-complex="12pt"/>
    </style:style>
    <style:style style:name="P5"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fo:font-variant="normal" fo:text-transform="none" fo:color="#000000" style:text-line-through-style="none" style:text-line-through-type="none" style:font-name="Arial" fo:font-size="12pt" fo:letter-spacing="normal" fo:language="en" fo:country="US" fo:font-style="normal" style:text-underline-style="none" fo:font-weight="normal" officeooo:rsid="000b9411" officeooo:paragraph-rsid="000b9411"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cm" fo:margin-bottom="0cm" loext:contextual-spacing="false" style:line-height-at-least="0.582cm" fo:text-align="start" style:justify-single-word="false" fo:orphans="2" fo:text-indent="0cm" style:auto-text-indent="false" fo:background-color="transparent" style:writing-mode="lr-tb"/>
      <style:text-properties style:font-name="Arial" fo:font-size="12pt" fo:language="en" fo:country="US" officeooo:rsid="0009f67c" style:font-size-asian="12pt" style:font-size-complex="12pt"/>
    </style:style>
    <style:style style:name="T1" style:family="text">
      <style:text-properties officeooo:rsid="0008c007"/>
    </style:style>
    <style:style style:name="T2" style:family="text">
      <style:text-properties officeooo:rsid="000ba0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 shown in the component diagram, all components are interconnected. Here follows an explanation of the services offered and used by each component.</text:p>
      <text:p text:style-name="P5"/>
      <text:p text:style-name="P5">- The SessionManager offers an interface to the client tier. It gives the possibility for a user to login or sign up, using also the phone number. All the requests made by a user pass through this interface, checking if a user has the right to make that request and then forwarding it to the correct component.</text:p>
      <text:p text:style-name="P5">- The NotificationManager offers methods to send push notifications and SMS messages. These methods are used by the SessionManager for allowing a user to login with a phone number, and by the CalendarManager to warn a user that a registered appointment or route is going to begin. This component relies on external services for delivering the messages.</text:p>
      <text:p text:style-name="P5">- The CalendarManager is the container of <text:span text:style-name="T2">the methods to handle the calendar and the appointments. It uses the interfaces of RouteManager and ReportManager for managing routes and reporting issues. Also map services are required when solving the addresses of the appointments.</text:span></text:p>
      <text:p text:style-name="P5">- <text:span text:style-name="T2">The RouteManager has the task to create, calculate and manipulate routes according to the needs of a user. It needs the external map and routing services and uses the PreferenceManager to get the necessary constraints while building a route.</text:span></text:p>
      <text:p text:style-name="P5">- <text:span text:style-name="T2">The PreferenceManager allows to create and manage the preference profiles of a user.</text:span></text:p>
      <text:p text:style-name="P5">- <text:span text:style-name="T2">The ReportManager allows to register issues, reports and suggestions written by users.</text:span></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3:55:10.521000000</meta:creation-date>
    <dc:date>2017-11-26T10:50:51.652000000</dc:date>
    <meta:editing-duration>PT13M12S</meta:editing-duration>
    <meta:editing-cycles>4</meta:editing-cycles>
    <meta:generator>LibreOffice/5.4.1.2$Windows_x86 LibreOffice_project/ea7cb86e6eeb2bf3a5af73a8f7777ac570321527</meta:generator>
    <meta:document-statistic meta:table-count="0" meta:image-count="0" meta:object-count="0" meta:page-count="1" meta:paragraph-count="7" meta:word-count="246" meta:character-count="1504" meta:non-whitespace-character-count="1265"/>
  </office:meta>
</office:document-meta>
</file>